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a4d1" officeooo:paragraph-rsid="0005a4d1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5a4d1" officeooo:paragraph-rsid="0005a4d1" style:font-weight-asian="bold" style:font-weight-complex="bold"/>
    </style:style>
    <style:style style:name="P3" style:family="paragraph" style:parent-style-name="Table_20_Contents">
      <style:text-properties fo:font-size="8pt" officeooo:rsid="0005a4d1" officeooo:paragraph-rsid="0005a4d1" style:font-size-asian="8pt" style:font-size-complex="8pt"/>
    </style:style>
    <style:style style:name="P4" style:family="paragraph" style:parent-style-name="Table_20_Contents">
      <style:text-properties fo:font-size="8pt" officeooo:rsid="00070b7a" officeooo:paragraph-rsid="00070b7a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ZAŁĄCZNIK NR 1</text:p>
          </table:table-cell>
        </table:table-row>
        <table:table-row>
          <table:table-cell table:style-name="Tabela1.A2" office:value-type="string">
            <text:p text:style-name="P3">#include&lt;stdlib.h&gt;</text:p>
            <text:p text:style-name="P3">#include&lt;stdio.h&gt;</text:p>
            <text:p text:style-name="P3">#include&lt;pthread.h&gt;</text:p>
            <text:p text:style-name="P3">int zmienna_wspolna=0;</text:p>
            <text:p text:style-name="P3">#define WYMIAR 1000</text:p>
            <text:p text:style-name="P3">#define ROZMIAR WYMIAR*WYMIAR</text:p>
            <text:p text:style-name="P3">double a[ROZMIAR],b[ROZMIAR],c[ROZMIAR];</text:p>
            <text:p text:style-name="P3">double czasozajmowacz(){</text:p>
            <text:p text:style-name="P3"><text:s text:c="2"/>int i, j, k;</text:p>
            <text:p text:style-name="P3"><text:s text:c="2"/>int n=WYMIAR;</text:p>
            <text:p text:style-name="P3"><text:s text:c="2"/>for(i=0;i&lt;ROZMIAR;i++) a[i]=1.0*i;</text:p>
            <text:p text:style-name="P3"><text:s text:c="2"/>for(i=0;i&lt;ROZMIAR;i++) b[i]=1.0*(ROZMIAR-i);</text:p>
            <text:p text:style-name="P3"><text:s text:c="2"/>for(i=0;i&lt;n;i++){</text:p>
            <text:p text:style-name="P3"><text:s text:c="4"/>for(j=0;j&lt;n;j++){</text:p>
            <text:p text:style-name="P3"><text:s text:c="6"/>c[i+n*j]=0.0;</text:p>
            <text:p text:style-name="P3"><text:s text:c="6"/>for(k=0;k&lt;n;k++){</text:p>
            <text:p text:style-name="P3"><text:tab/>c[i+n*j] += a[i+n*k]*b[k+n*j];</text:p>
            <text:p text:style-name="P3"><text:s text:c="6"/>}</text:p>
            <text:p text:style-name="P3"><text:s text:c="4"/>}</text:p>
            <text:p text:style-name="P3"><text:s text:c="2"/>}</text:p>
            <text:p text:style-name="P3"><text:s text:c="2"/>return(c[ROZMIAR-1]);</text:p>
            <text:p text:style-name="P3">}</text:p>
            <text:p text:style-name="P3">void * zadanie_watku (void * arg_wsk)</text:p>
            <text:p text:style-name="P3">{</text:p>
            <text:p text:style-name="P3"><text:tab/>pthread_setcancelstate(PTHREAD_CANCEL_DISABLE, NULL);</text:p>
            <text:p text:style-name="P3"><text:tab/>printf("\twatek potomny: uniemozliwione zabicie\n");</text:p>
            <text:p text:style-name="P3"><text:tab/>czasozajmowacz();</text:p>
            <text:p text:style-name="P3"><text:tab/>printf("\twatek potomny: umozliwienie zabicia\n");</text:p>
            <text:p text:style-name="P3"><text:tab/>pthread_setcancelstate(PTHREAD_CANCEL_ENABLE, NULL);</text:p>
            <text:p text:style-name="P3"><text:tab/>pthread_testcancel();</text:p>
            <text:p text:style-name="P3"><text:tab/>zmienna_wspolna++;</text:p>
            <text:p text:style-name="P3"><text:tab/>printf("\twatek potomny: zmiana wartosci zmiennej wspolnej\n");</text:p>
            <text:p text:style-name="P3"><text:tab/>return(NULL);</text:p>
            <text:p text:style-name="P3">}</text:p>
            <text:p text:style-name="P3">int main()</text:p>
            <text:p text:style-name="P3">{</text:p>
            <text:p text:style-name="P3"><text:tab/>pthread_t tid;</text:p>
            <text:p text:style-name="P3"><text:tab/>pthread_attr_t attr;</text:p>
            <text:p text:style-name="P3"><text:tab/>void *wynik;</text:p>
            <text:p text:style-name="P3"><text:tab/>int i;</text:p>
            <text:p text:style-name="P3"><text:tab/>printf("watek glowny: tworzenie watku potomnego nr 1\n");</text:p>
            <text:p text:style-name="P3"><text:s text:c="4"/>pthread_create(&amp;tid, NULL, zadanie_watku, NULL); // DODANE</text:p>
            <text:p text:style-name="P3"><text:tab/>sleep(2); // czas na uruchomienie watku</text:p>
            <text:p text:style-name="P3"><text:tab/>printf("\twatek glowny: wyslanie sygnalu zabicia watku\n");</text:p>
            <text:p text:style-name="P3"><text:tab/>pthread_cancel(tid);</text:p>
            <text:p text:style-name="P3"><text:s text:c="4"/>pthread_join(tid, &amp;wynik); // DODANE</text:p>
            <text:p text:style-name="P3"><text:tab/>if (wynik == PTHREAD_CANCELED)</text:p>
            <text:p text:style-name="P3"><text:tab/><text:tab/>printf("\twatek glowny: watek potomny zostal zabity\n");</text:p>
            <text:p text:style-name="P3"><text:tab/>else</text:p>
            <text:p text:style-name="P3"><text:tab/><text:tab/>printf("\twatek glowny: watek potomny NIE zostal zabity - blad\n");</text:p>
            <text:p text:style-name="P3"><text:tab/>zmienna_wspolna = 0;</text:p>
            <text:p text:style-name="P3"><text:tab/>printf("watek glowny: tworzenie watku potomnego nr 2\n");</text:p>
            <text:p text:style-name="P3"><text:s text:c="4"/>pthread_create(&amp;tid, NULL, zadanie_watku, NULL); // DODANE</text:p>
            <text:p text:style-name="P3"><text:tab/>sleep(2); // czas na uruchomienie watku</text:p>
            <text:p text:style-name="P3"><text:tab/>printf("\twatek glowny: odlaczenie watku potomnego\n");</text:p>
            <text:p text:style-name="P3"><text:s text:c="4"/>pthread_detach(tid); // DODANE</text:p>
            <text:p text:style-name="P3"><text:tab/>printf("\twatek glowny: wyslanie sygnalu zabicia watku odlaczonego\n");</text:p>
            <text:p text:style-name="P3"><text:tab/>pthread_cancel(tid);</text:p>
            <text:p text:style-name="P3"><text:s text:c="4"/>if (zmienna_wspolna==0) // DODANE</text:p>
            <text:p text:style-name="P3"><text:s text:c="8"/>printf("\twatek glowny: odlaczony watek potomny PRAWDOPODOBNIE zostal zabity\n");</text:p>
            <text:p text:style-name="P3"><text:s text:c="4"/>else</text:p>
            <text:p text:style-name="P3"><text:s text:c="8"/>printf("\twatek glowny: odlaczony watek potomny PRAWDOPODOBNIE NIE zostal zabity\n");</text:p>
            <text:p text:style-name="P3"><text:s text:c="4"/>pthread_attr_init(&amp;attr); // DODANE</text:p>
            <text:p text:style-name="P3"><text:s text:c="4"/>pthread_attr_setdetachstate(&amp;attr, PTHREAD_CREATE_DETACHED); //DODANE</text:p>
            <text:p text:style-name="P3"><text:tab/>printf("watek glowny: tworzenie odlaczonego watku potomnego nr 3\n");</text:p>
            <text:p text:style-name="P3"><text:tab/>pthread_create(&amp;tid, &amp;attr, zadanie_watku, NULL);</text:p>
            <text:p text:style-name="P3"><text:s text:c="4"/>pthread_attr_destroy(&amp;attr);</text:p>
            <text:p text:style-name="P3"><text:tab/>printf("\twatek glowny: koniec pracy, watek odlaczony pracuje dalej\n");</text:p>
            <text:p text:style-name="P3"><text:tab/>pthread_exit(NULL); // co stanie sie gdy uzyjemy exit(0)?</text:p>
            <text:p text:style-name="P3">}</text:p>
          </table:table-cell>
        </table:table-row>
      </table:table>
      <text:p text:style-name="P1"/>
      <text:p text:style-name="P1"/>
      <text:p text:style-name="P1"/>
      <text:p text:style-name="P1"/>
      <table:table table:name="Tabela2" table:style-name="Tabela2">
        <table:table-column table:style-name="Tabela2.A"/>
        <text:soft-page-break/>
        <table:table-row>
          <table:table-cell table:style-name="Tabela2.A1" office:value-type="string">
            <text:p text:style-name="P2">ZAŁĄCZNIK NR 2</text:p>
          </table:table-cell>
        </table:table-row>
        <table:table-row>
          <table:table-cell table:style-name="Tabela2.A2" office:value-type="string">
            <text:p text:style-name="P3">#include&lt;stdlib.h&gt;</text:p>
            <text:p text:style-name="P3">#include&lt;stdio.h&gt;</text:p>
            <text:p text:style-name="P3">#include&lt;pthread.h&gt;</text:p>
            <text:p text:style-name="P3">void * wypisywanie_swoich_id(void *arg_wsk) {</text:p>
            <text:p text:style-name="P3"><text:s text:c="4"/>int id;</text:p>
            <text:p text:style-name="P3"><text:s text:c="4"/>id = *((int*) arg_wsk);</text:p>
            <text:p text:style-name="P3"><text:s text:c="4"/>pthread_t id_self = pthread_self();</text:p>
            <text:p text:style-name="P3"><text:s text:c="4"/>printf("Przekazany ID %d, pthread_self %u\n", id, id_self);</text:p>
            <text:p text:style-name="P3"><text:tab/>return(NULL);</text:p>
            <text:p text:style-name="P3">}</text:p>
            <text:p text:style-name="P3">int main()</text:p>
            <text:p text:style-name="P3">{</text:p>
            <text:p text:style-name="P3"><text:tab/>void *wynik;</text:p>
            <text:p text:style-name="P3"><text:tab/>int i;</text:p>
            <text:p text:style-name="P3"><text:s text:c="4"/>int n = 10;</text:p>
            <text:p text:style-name="P3"><text:s text:c="4"/>pthread_t *tid = malloc(sizeof(pthread_t) * n);</text:p>
            <text:p text:style-name="P3"><text:s text:c="4"/>int *id = malloc(sizeof(int) * n);</text:p>
            <text:p text:style-name="P3"><text:s text:c="4"/>for(int a = 0; a &lt; n ; a++) {</text:p>
            <text:p text:style-name="P3"><text:s text:c="8"/>id[a] = a;</text:p>
            <text:p text:style-name="P3"><text:s text:c="8"/>pthread_create(&amp;tid[a], NULL, wypisywanie_swoich_id, &amp;id[a]); // DODANE</text:p>
            <text:p text:style-name="P3"><text:s text:c="4"/>}</text:p>
            <text:p text:style-name="P3"><text:s text:c="4"/>for(int a = 0; a &lt; n; a++) {</text:p>
            <text:p text:style-name="P3"><text:s text:c="8"/>pthread_join(tid[a], &amp;wynik); // DODANE</text:p>
            <text:p text:style-name="P3"><text:s text:c="4"/>}</text:p>
            <text:p text:style-name="P3"><text:tab/>pthread_exit(NULL); // co stanie sie gdy uzyjemy exit(0)?</text:p>
            <text:p text:style-name="P3">}</text:p>
          </table:table-cell>
        </table:table-row>
      </table:table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ZAŁĄCZNIK NR 3</text:p>
          </table:table-cell>
        </table:table-row>
        <table:table-row>
          <table:table-cell table:style-name="Tabela3.A2" office:value-type="string">
            <text:p text:style-name="P4">#include&lt;stdlib.h&gt;</text:p>
            <text:p text:style-name="P4">#include&lt;stdio.h&gt;</text:p>
            <text:p text:style-name="P4">#include&lt;pthread.h&gt;</text:p>
            <text:p text:style-name="P4"/>
            <text:p text:style-name="P4">typedef struct {</text:p>
            <text:p text:style-name="P4"><text:s text:c="4"/>int a;</text:p>
            <text:p text:style-name="P4"><text:s text:c="4"/>double b;</text:p>
            <text:p text:style-name="P4"><text:s text:c="4"/>int c;</text:p>
            <text:p text:style-name="P4">} struktura;</text:p>
            <text:p text:style-name="P4">void * operacje_na_strukturze(void *arg_wsk) {</text:p>
            <text:p text:style-name="P4"><text:s text:c="4"/>struktura s_l;</text:p>
            <text:p text:style-name="P4"><text:s text:c="4"/>struktura *s_g = (struktura *) arg_wsk;</text:p>
            <text:p text:style-name="P4"><text:s text:c="4"/>s_l.a = s_g-&gt;a;</text:p>
            <text:p text:style-name="P4"><text:s text:c="4"/>s_l.b = s_g-&gt;b;</text:p>
            <text:p text:style-name="P4"><text:s text:c="4"/>s_l.c = s_g-&gt;c;</text:p>
            <text:p text:style-name="P4"><text:s text:c="4"/>s_l.a++;</text:p>
            <text:p text:style-name="P4"><text:s text:c="4"/>s_l.b++;</text:p>
            <text:p text:style-name="P4"><text:s text:c="4"/>s_l.c++;</text:p>
            <text:p text:style-name="P4"><text:s text:c="4"/>printf("Lokalna: a = %d, b = %lf, c = %d\n", s_l.a, s_l.b, s_l.c);</text:p>
            <text:p text:style-name="P4"><text:s text:c="4"/>printf("Globalna: a = %d, b = %lf, c = %d\n\n", s_g-&gt;a, s_g-&gt;b, s_g-&gt;c);</text:p>
            <text:p text:style-name="P4"><text:tab/>return(NULL);</text:p>
            <text:p text:style-name="P4">}</text:p>
            <text:p text:style-name="P4"/>
            <text:p text:style-name="P4">int main()</text:p>
            <text:p text:style-name="P4">{</text:p>
            <text:p text:style-name="P4"><text:s text:c="4"/>struktura s;</text:p>
            <text:p text:style-name="P4"><text:s text:c="4"/>s.a = 1;</text:p>
            <text:p text:style-name="P4"><text:s text:c="4"/>s.b = 2.1;</text:p>
            <text:p text:style-name="P4"><text:s text:c="4"/>s.c = 3;</text:p>
            <text:p text:style-name="P4"><text:s text:c="4"/>void *wynik;</text:p>
            <text:p text:style-name="P4"><text:s text:c="2"/><text:tab/>int i;</text:p>
            <text:p text:style-name="P4"><text:s text:c="6"/>int n = 10;</text:p>
            <text:p text:style-name="P4"><text:s text:c="6"/>pthread_t *tid = malloc(sizeof(pthread_t) * n);</text:p>
            <text:p text:style-name="P4"><text:s text:c="6"/>int *id = malloc(sizeof(int) * n);</text:p>
            <text:p text:style-name="P4"><text:s text:c="6"/>for(int a = 0; a &lt; n ; a++) {</text:p>
            <text:p text:style-name="P4"><text:s text:c="10"/>id[a] = a;</text:p>
            <text:p text:style-name="P4"><text:s text:c="10"/>pthread_create(&amp;tid[a], NULL, operacje_na_strukturze, (void *)&amp;s); // DODANE</text:p>
            <text:p text:style-name="P4"><text:s text:c="6"/>}</text:p>
            <text:p text:style-name="P4"><text:s text:c="6"/>for(int a = 0; a &lt; n; a++) {</text:p>
            <text:p text:style-name="P4"><text:s text:c="10"/>pthread_join(tid[a], &amp;wynik); // DODANE</text:p>
            <text:p text:style-name="P4"><text:s text:c="6"/>} <text:s text:c="3"/></text:p>
            <text:p text:style-name="P4"><text:s text:c="4"/>printf("Globalna: a = %d, b = %lf, c = %d\n\n", s_g-&gt;a, s_g-&gt;b, s_g-&gt;c);</text:p>
            <text:p text:style-name="P4"><text:s text:c="2"/><text:tab/>pthread_exit(NULL); // co stanie sie gdy uzyjemy exit(0)?</text:p>
            <text:p text:style-name="P4"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0:51:43.228315911</meta:creation-date>
    <dc:date>2016-10-24T21:05:07.838039576</dc:date>
    <meta:editing-duration>PT36S</meta:editing-duration>
    <meta:editing-cycles>1</meta:editing-cycles>
    <meta:document-statistic meta:table-count="3" meta:image-count="0" meta:object-count="0" meta:page-count="2" meta:paragraph-count="141" meta:word-count="484" meta:character-count="4100" meta:non-whitespace-character-count="3400"/>
    <meta:generator>LibreOffice/5.1.4.2$Linux_X86_64 LibreOffice_project/10m0$Build-2</meta:generator>
  </office:meta>
</office:document-meta>
</file>